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Default">
      <style:text-properties officeooo:rsid="001d74ac" style:language-asian="ja" style:country-asian="JP"/>
    </style:style>
    <style:style style:name="P2" style:family="paragraph" style:parent-style-name="Standard">
      <loext:graphic-properties draw:fill="none"/>
      <style:paragraph-properties fo:margin-left="0cm" fo:margin-right="0cm" fo:text-align="end" style:justify-single-word="false" fo:text-indent="1cm" style:auto-text-indent="false" fo:background-color="transparent"/>
      <style:text-properties officeooo:rsid="001d74ac" officeooo:paragraph-rsid="001d74ac" style:language-asian="ja" style:country-asian="JP"/>
    </style:style>
    <style:style style:name="P3" style:family="paragraph" style:parent-style-name="Standard">
      <loext:graphic-properties draw:fill="none"/>
      <style:paragraph-properties fo:margin-left="0cm" fo:margin-right="0cm" fo:text-align="end" style:justify-single-word="false" fo:text-indent="0cm" style:auto-text-indent="false" fo:background-color="transparent"/>
      <style:text-properties officeooo:rsid="001d74ac" officeooo:paragraph-rsid="001d74ac" style:language-asian="ja" style:country-asian="JP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1d74ac" officeooo:paragraph-rsid="001d74ac" style:font-size-asian="14pt" style:language-asian="ja" style:country-asian="JP"/>
    </style:style>
    <style:style style:name="P5" style:family="paragraph" style:parent-style-name="Standard">
      <style:paragraph-properties fo:text-align="end" style:justify-single-word="false"/>
      <style:text-properties fo:font-size="14pt" officeooo:rsid="001d74ac" officeooo:paragraph-rsid="001d74ac" style:font-size-asian="14pt" style:language-asian="ja" style:country-asian="JP"/>
    </style:style>
    <style:style style:name="P6" style:family="paragraph" style:parent-style-name="Standard">
      <style:paragraph-properties fo:text-align="center" style:justify-single-word="false"/>
      <style:text-properties fo:font-size="14pt" officeooo:rsid="001d74ac" officeooo:paragraph-rsid="001d74ac" style:font-size-asian="14pt" style:language-asian="ja" style:country-asian="JP"/>
    </style:style>
    <style:style style:name="P7" style:family="paragraph" style:parent-style-name="Default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style:font-size-asian="14pt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text-line-through-style="none" style:text-line-through-type="none" fo:font-size="14pt" style:text-underline-style="none" officeooo:rsid="001d74ac" officeooo:paragraph-rsid="001d74ac" style:font-size-asian="14pt" style:language-asian="ja" style:country-asian="JP"/>
    </style:style>
    <style:style style:name="P9" style:family="paragraph" style:parent-style-name="Standard">
      <loext:graphic-properties draw:fill="none"/>
      <style:paragraph-properties fo:margin-left="0cm" fo:margin-right="0cm" fo:text-align="end" style:justify-single-word="false" fo:text-indent="1cm" style:auto-text-indent="false" fo:background-color="transparent"/>
      <style:text-properties style:text-line-through-style="none" style:text-line-through-type="none" fo:font-size="14pt" style:text-underline-style="none" officeooo:rsid="001d74ac" officeooo:paragraph-rsid="001d74ac" style:font-size-asian="14pt" style:language-asian="ja" style:country-asian="JP"/>
    </style:style>
    <style:style style:name="P10" style:family="paragraph" style:parent-style-name="Default">
      <style:text-properties officeooo:rsid="001d74ac" style:language-asian="ja" style:country-asian="JP"/>
    </style:style>
    <style:style style:name="P11" style:family="paragraph" style:parent-style-name="Standard">
      <style:paragraph-properties fo:text-align="end" style:justify-single-word="false"/>
      <style:text-properties officeooo:rsid="001d74ac" style:language-asian="ja" style:country-asian="JP"/>
    </style:style>
    <style:style style:name="P12" style:family="paragraph" style:parent-style-name="Standard">
      <style:paragraph-properties fo:text-align="end" style:justify-single-word="false"/>
      <style:text-properties fo:font-size="14pt" officeooo:rsid="001d74ac" officeooo:paragraph-rsid="001d74ac" style:font-size-asian="14pt" style:language-asian="ja" style:country-asian="JP"/>
    </style:style>
    <style:style style:name="P13" style:family="paragraph" style:parent-style-name="Standard">
      <style:paragraph-properties fo:line-height="150%" fo:text-align="end" style:justify-single-word="false"/>
      <style:text-properties fo:font-size="14pt" officeooo:rsid="001d74ac" officeooo:paragraph-rsid="001d74ac" style:font-size-asian="14pt" style:language-asian="ja" style:country-asian="JP"/>
    </style:style>
    <style:style style:name="P14" style:family="paragraph" style:parent-style-name="Standard">
      <style:paragraph-properties fo:line-height="150%" fo:text-align="end" style:justify-single-word="false"/>
      <style:text-properties fo:font-size="14pt" officeooo:rsid="001d74ac" officeooo:paragraph-rsid="0020c095" style:font-size-asian="14pt" style:language-asian="ja" style:country-asian="JP"/>
    </style:style>
    <style:style style:name="P15" style:family="paragraph" style:parent-style-name="Standard">
      <style:paragraph-properties fo:text-align="center" style:justify-single-word="false"/>
      <style:text-properties fo:font-size="14pt" officeooo:rsid="001d74ac" officeooo:paragraph-rsid="001d74ac" style:font-size-asian="14pt" style:language-asian="ja" style:country-asian="JP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1d74ac" officeooo:paragraph-rsid="001d74ac" style:font-size-asian="14pt" style:language-asian="ja" style:country-asian="JP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>
        <style:tab-stops>
          <style:tab-stop style:position="2.604cm"/>
        </style:tab-stops>
      </style:paragraph-properties>
      <style:text-properties officeooo:paragraph-rsid="002043a8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2.604cm"/>
        </style:tab-stops>
      </style:paragraph-properties>
      <style:text-properties officeooo:paragraph-rsid="002043a8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2043a8" style:font-size-asian="14pt"/>
    </style:style>
    <style:style style:name="T3" style:family="text">
      <style:text-properties fo:font-size="14pt" fo:language="en" fo:country="US" officeooo:rsid="0020c095" style:font-size-asian="14pt"/>
    </style:style>
    <style:style style:name="T4" style:family="text">
      <style:text-properties fo:font-size="14pt" fo:language="en" fo:country="US" officeooo:rsid="00232a2c" style:font-size-asian="14pt"/>
    </style:style>
    <style:style style:name="T5" style:family="text">
      <style:text-properties fo:font-size="14pt" fo:language="ru" fo:country="RU" officeooo:rsid="00232a2c" style:font-size-asian="14pt"/>
    </style:style>
    <style:style style:name="T6" style:family="text">
      <style:text-properties style:text-line-through-style="none" style:text-line-through-type="none" fo:font-size="14pt" style:text-underline-style="none" style:font-size-asian="14pt"/>
    </style:style>
    <style:style style:name="T7" style:family="text">
      <style:text-properties style:text-line-through-style="none" style:text-line-through-type="none" fo:font-size="14pt" style:text-underline-style="solid" style:text-underline-width="auto" style:text-underline-color="font-color" style:font-size-asian="14pt"/>
    </style:style>
    <style:style style:name="T8" style:family="text">
      <style:text-properties style:text-line-through-style="none" style:text-line-through-type="none" fo:font-size="14pt" style:text-underline-style="solid" style:text-underline-width="auto" style:text-underline-color="font-color" officeooo:rsid="002043a8" style:font-size-asian="14pt"/>
    </style:style>
    <style:style style:name="T9" style:family="text">
      <style:text-properties officeooo:rsid="001eacde"/>
    </style:style>
    <style:style style:name="T10" style:family="text">
      <style:text-properties officeooo:rsid="0020c095"/>
    </style:style>
    <style:style style:name="T11" style:family="text">
      <style:text-properties fo:font-size="6pt" fo:language="en" fo:country="US" officeooo:rsid="0020c095" style:font-size-asian="6pt" style:font-size-complex="6pt"/>
    </style:style>
    <style:style style:name="T12" style:family="text">
      <style:text-properties fo:font-size="6pt" fo:language="ru" fo:country="RU" officeooo:rsid="0020c095" style:font-size-asian="6pt" style:font-size-complex="6pt"/>
    </style:style>
    <style:style style:name="T13" style:family="text">
      <style:text-properties officeooo:rsid="002043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1"><text:s/><text:span text:style-name="T1">Председателю ЖСК «Пятигорск» </text:span></text:p>
      <text:p text:style-name="P5">Ильиной Н.И.</text:p>
      <text:p text:style-name="P5"/>
      <text:p text:style-name="P13">От собственника кв<text:span text:style-name="T10">артиры</text:span> №_______</text:p>
      <text:p text:style-name="P13">______________________<text:span text:style-name="T10">____</text:span>______</text:p>
      <text:p text:style-name="P14">______________________<text:span text:style-name="T10">____</text:span>______</text:p>
      <text:p text:style-name="P14">______________________<text:span text:style-name="T10">____</text:span>______</text:p>
      <text:p text:style-name="P5"/>
      <text:p text:style-name="P6"/>
      <text:p text:style-name="P6"/>
      <text:p text:style-name="P6">Заявление.</text:p>
      <text:p text:style-name="P6"/>
      <text:p text:style-name="P17"><text:span text:style-name="T13">В</text:span><text:span text:style-name="T1"> расчете коммунальных платежей за </text:span><text:span text:style-name="T3">______ </text:span><text:span text:style-name="T1">г</text:span><text:span text:style-name="T5">од</text:span><text:span text:style-name="T1"> прошу учитывать </text:span><text:span text:style-name="T2">средние </text:span><text:span text:style-name="T1">показа</text:span><text:span text:style-name="T2">ния:</text:span></text:p>
      <text:p text:style-name="P18"><text:span text:style-name="T2"/></text:p>
      <text:p text:style-name="P4"><text:tab/>ХВС________м3/<text:span text:style-name="T13">мес</text:span></text:p>
      <text:p text:style-name="P4"/>
      <text:p text:style-name="P4"><text:tab/>ГВС________м3/<text:span text:style-name="T13">мес</text:span></text:p>
      <text:p text:style-name="P4"/>
      <text:p text:style-name="P7">Обязуюсь передать показания для сверки в июне и декабре. </text:p>
      <text:p text:style-name="P7"/>
      <text:p text:style-name="P8">Ознакомлен с тем, что в случае не проведения сверки, расчет будет происходить по показаниям общедомового счетчика согласно Законодательства Российской Федерации. </text:p>
      <text:p text:style-name="P8"/>
      <text:p text:style-name="P8"/>
      <text:p text:style-name="P8"/>
      <text:p text:style-name="P2"><text:span text:style-name="T7"><text:s text:c="24"/></text:span><text:span text:style-name="T6"><text:s/>Дата</text:span></text:p>
      <text:p text:style-name="P9"/>
      <text:p text:style-name="P9"/>
      <text:p text:style-name="P3"><text:span text:style-name="T7"><text:s text:c="41"/></text:span><text:span text:style-name="T6"><text:s/>Подпись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22T18:11:00</meta:creation-date>
    <meta:initial-creator>RePack by Diakov</meta:initial-creator>
    <dc:date>2025-11-28T15:41:34.641000000</dc:date>
    <meta:editing-duration>PT12M30S</meta:editing-duration>
    <meta:editing-cycles>4</meta:editing-cycles>
    <meta:generator>LibreOffice/7.6.3.2$Windows_X86_64 LibreOffice_project/29d686fea9f6705b262d369fede658f824154cc0</meta:generator>
    <meta:document-statistic meta:table-count="0" meta:image-count="0" meta:object-count="0" meta:page-count="1" meta:paragraph-count="14" meta:word-count="57" meta:character-count="594" meta:non-whitespace-character-count="478"/>
  </office:meta>
</office:document-meta>
</file>